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DM Sans" svg:font-family="DM Sans" style:font-family-generic="system" style:font-pitch="variable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en" fo:country="IN"/>
    </style:style>
    <style:style style:name="P2" style:parent-style-name="Normal" style:family="paragraph">
      <style:text-properties fo:language="en" fo:country="IN"/>
    </style:style>
    <style:style style:name="P3" style:parent-style-name="ListParagraph" style:list-style-name="LFO1" style:family="paragraph">
      <style:text-properties fo:language="en" fo:country="IN"/>
    </style:style>
    <style:style style:name="T4" style:parent-style-name="DefaultParagraphFont" style:family="text">
      <style:text-properties fo:language="en" fo:country="IN"/>
    </style:style>
    <style:style style:name="T5" style:parent-style-name="Heading1Char" style:family="text">
      <style:text-properties style:font-name="DM Sans" fo:color="#000000" fo:background-color="#FFFFFF" fo:language="en" fo:country="IN"/>
    </style:style>
    <style:style style:name="T6" style:parent-style-name="Strong" style:family="text">
      <style:text-properties style:font-name="DM Sans" fo:color="#000000" fo:background-color="#FFFFFF" fo:language="en" fo:country="IN"/>
    </style:style>
    <style:style style:name="P7" style:parent-style-name="ListParagraph" style:list-style-name="LFO1" style:family="paragraph">
      <style:text-properties fo:language="en" fo:country="IN"/>
    </style:style>
    <style:style style:name="T8" style:parent-style-name="DefaultParagraphFont" style:family="text">
      <style:text-properties fo:language="en" fo:country="IN"/>
    </style:style>
    <style:style style:name="T9" style:parent-style-name="Heading1Char" style:family="text">
      <style:text-properties style:font-name="DM Sans" fo:color="#000000" fo:background-color="#FFFFFF" fo:language="en" fo:country="IN"/>
    </style:style>
    <style:style style:name="T10" style:parent-style-name="Strong" style:family="text">
      <style:text-properties style:font-name="DM Sans" fo:color="#000000" fo:background-color="#FFFFFF" fo:language="en" fo:country="IN"/>
    </style:style>
    <style:style style:name="P11" style:parent-style-name="ListParagraph" style:list-style-name="LFO1" style:family="paragraph">
      <style:text-properties fo:language="en" fo:country="IN"/>
    </style:style>
    <style:style style:name="T12" style:parent-style-name="DefaultParagraphFont" style:family="text">
      <style:text-properties fo:language="en" fo:country="IN"/>
    </style:style>
    <style:style style:name="T13" style:parent-style-name="Heading1Char" style:family="text">
      <style:text-properties style:font-name="DM Sans" fo:color="#000000" fo:background-color="#FFFFFF" fo:language="en" fo:country="IN"/>
    </style:style>
    <style:style style:name="T14" style:parent-style-name="Strong" style:family="text">
      <style:text-properties style:font-name="DM Sans" fo:color="#000000" fo:background-color="#FFFFFF" fo:language="en" fo:country="IN"/>
    </style:style>
    <style:style style:name="P15" style:parent-style-name="ListParagraph" style:list-style-name="LFO1" style:family="paragraph">
      <style:text-properties fo:language="en" fo:country="IN"/>
    </style:style>
    <style:style style:name="T16" style:parent-style-name="DefaultParagraphFont" style:family="text">
      <style:text-properties fo:language="en" fo:country="IN"/>
    </style:style>
    <style:style style:name="T17" style:parent-style-name="Heading1Char" style:family="text">
      <style:text-properties style:font-name="DM Sans" fo:color="#000000" fo:background-color="#FFFFFF" fo:language="en" fo:country="IN"/>
    </style:style>
    <style:style style:name="T18" style:parent-style-name="Strong" style:family="text">
      <style:text-properties style:font-name="DM Sans" fo:color="#000000" fo:background-color="#FFFFFF" fo:language="en" fo:country="IN"/>
    </style:style>
    <style:style style:name="P19" style:parent-style-name="Normal" style:family="paragraph">
      <style:text-properties fo:language="en" fo:country="IN"/>
    </style:style>
    <style:style style:name="P20" style:parent-style-name="Normal" style:family="paragraph">
      <style:text-properties fo:language="en" fo:country="IN"/>
    </style:style>
    <style:style style:name="T21" style:parent-style-name="Strong" style:family="text">
      <style:text-properties style:font-name="DM Sans" fo:color="#000000" fo:background-color="#FFFFFF" fo:language="en" fo:country="IN"/>
    </style:style>
    <style:style style:name="T22" style:parent-style-name="Strong" style:family="text">
      <style:text-properties style:font-name="DM Sans" fo:color="#000000" fo:background-color="#FFFFFF"/>
    </style:style>
    <style:style style:name="P23" style:parent-style-name="Normal" style:family="paragraph">
      <style:text-properties fo:language="en" fo:country="IN"/>
    </style:style>
    <style:style style:name="T24" style:parent-style-name="Strong" style:family="text">
      <style:text-properties style:font-name="DM Sans" fo:color="#000000" fo:background-color="#FFFFFF" fo:language="en" fo:country="IN"/>
    </style:style>
    <style:style style:name="P25" style:parent-style-name="Normal" style:family="paragraph">
      <style:text-properties fo:language="en" fo:country="IN"/>
    </style:style>
    <style:style style:name="T26" style:parent-style-name="Strong" style:family="text">
      <style:text-properties style:font-name="DM Sans" fo:color="#000000" fo:background-color="#FFFFFF" fo:language="en" fo:country="IN"/>
    </style:style>
    <style:style style:name="P27" style:parent-style-name="ListParagraph" style:family="paragraph">
      <style:text-properties fo:language="en" fo:country="IN"/>
    </style:style>
    <style:style style:name="T28" style:parent-style-name="Strong" style:family="text">
      <style:text-properties style:font-name="DM Sans" fo:color="#000000" fo:background-color="#FFFFFF" fo:language="en" fo:country="IN"/>
    </style:style>
  </office:automatic-styles>
  <office:body>
    <office:text text:use-soft-page-breaks="true">
      <text:p text:style-name="P1">Task 1….</text:p>
      <text:p text:style-name="P2">CEO</text:p>
      <text:list text:style-name="LFO1" text:continue-numbering="true">
        <text:list-item>
          <text:p text:style-name="P3">Which team in organization are more giving successful output? And of course, why?</text:p>
        </text:list-item>
      </text:list>
      <text:p text:style-name="ListParagraph"><text:span text:style-name="T4">Ex:</text:span><text:span text:style-name="T5"><text:s/></text:span><text:span text:style-name="T6">Which region is generating the highest revenue, and which region is generating the lowest?</text:span></text:p>
      <text:list text:style-name="LFO1" text:continue-numbering="true">
        <text:list-item>
          <text:p text:style-name="P7">How employees giving successful output?</text:p>
        </text:list-item>
      </text:list>
      <text:p text:style-name="ListParagraph"><text:span text:style-name="T8">Ex:</text:span><text:span text:style-name="T9"><text:s/></text:span><text:span text:style-name="T10">What is the monthly trend of revenue, which months have faced the biggest increase/decrease?</text:span></text:p>
      <text:list text:style-name="LFO1" text:continue-numbering="true">
        <text:list-item>
          <text:p text:style-name="P11">What keeps employees happy and energetic?</text:p>
        </text:list-item>
      </text:list>
      <text:p text:style-name="ListParagraph"><text:span text:style-name="T12">Ex:</text:span><text:span text:style-name="T13"><text:s/></text:span><text:span text:style-name="T14">Which months generated the most revenue? Is there a seasonality in sales?</text:span></text:p>
      <text:list text:style-name="LFO1" text:continue-numbering="true">
        <text:list-item>
          <text:p text:style-name="P15">How do you attend your employee?</text:p>
        </text:list-item>
      </text:list>
      <text:p text:style-name="ListParagraph"><text:span text:style-name="T16">Ex:</text:span><text:span text:style-name="T17"><text:s/></text:span><text:span text:style-name="T18">Who are the top customers and how much do they contribute to the total revenue? Is the business dependent on these customers or is the customer base diversified?</text:span></text:p>
      <text:p text:style-name="P19">CMO</text:p>
      <text:p text:style-name="P20">1)Marketing Dashboard, required KPIs</text:p>
      <text:p text:style-name="Normal"><text:span text:style-name="T21">What is the percentage of customers who are repeating their orders?<text:s/></text:span><text:span text:style-name="T22">Are they ordering the same products or different?</text:span></text:p>
      <text:p text:style-name="P23">2)Approach to company, its products and services</text:p>
      <text:p text:style-name="Normal"><text:span text:style-name="T24">For the repeat customers, how long does it take for them to place the next order after being delivered the previous one?</text:span></text:p>
      <text:p text:style-name="P25">3)CMO challenges</text:p>
      <text:p text:style-name="Normal"><text:span text:style-name="T26">What revenue is being generated from the customers who have ordered more than once?</text:span></text:p>
      <text:p text:style-name="P27">4)Price of the desired products</text:p>
      <text:p text:style-name="ListParagraph"><text:span text:style-name="T28">Who are the customers that have repeated the most? How much are they contributing to revenue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DM Sans" svg:font-family="DM Sans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 fo:language="de" fo:country="DE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 fo:language="de" fo:country="DE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 fo:language="de" fo:country="DE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 fo:language="de" fo:country="DE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 fo:language="de" fo:country="DE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 fo:language="de" fo:country="DE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 fo:language="de" fo:country="DE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 fo:language="de" fo:country="DE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 fo:language="de" fo:country="DE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de" fo:country="DE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 fo:language="de" fo:country="DE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 fo:language="de" fo:country="D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 fo:language="de" fo:country="D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tharv Kulkarni</meta:initial-creator>
    <dc:creator>Atharv Kulkarni</dc:creator>
    <meta:creation-date>2024-01-24T14:55:00Z</meta:creation-date>
    <dc:date>2024-01-24T15:16:00Z</dc:date>
    <meta:template xlink:href="Normal.dotm" xlink:type="simple"/>
    <meta:editing-cycles>2</meta:editing-cycles>
    <meta:editing-duration>PT1260S</meta:editing-duration>
    <meta:document-statistic meta:page-count="1" meta:paragraph-count="2" meta:word-count="179" meta:character-count="1200" meta:row-count="8" meta:non-whitespace-character-count="1023"/>
  </office:meta>
</office:document-meta>
</file>